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acb" officeooo:paragraph-rsid="001f3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8:51:30.522925215</meta:creation-date>
    <dc:date>2024-02-07T18:52:06.821154880</dc:date>
    <meta:editing-duration>PT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